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Standard" style:family="paragraph">
      <style:paragraph-properties fo:break-before="page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paragraph-properties fo:margin-top="0.3333in" fo:margin-left="1.5in" fo:text-indent="-1.5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Government Statistical Service</text:h>
      <text:h text:style-name="Heading2" text:outline-level="2"/>
      <text:h text:style-name="Heading2" text:outline-level="2">What you need to do</text:h>
      <text:p text:style-name="Standard"/>
      <text:p text:style-name="Standard">You need to answer the following question. You have up to 300 words for your response.</text:p>
      <text:p text:style-name="Standard"/>
      <text:p text:style-name="Standard">Use the next page to answer the questions, when you’re finished you can copy and paste the<text:s/>content into the response box.</text:p>
      <text:p text:style-name="Standard"/>
      <text:p text:style-name="Standard"><text:span text:style-name="T4">Why do you want to join this scheme?</text:span></text:p>
      <text:p text:style-name="Standard">Using no more than 300 words, outline why you want to join the Government Statistical Service scheme. Refer to examples of things you may</text:p>
      <text:p text:style-name="Standard">have done in<text:s/>university, work or your own time that demonstrate your interest.</text:p>
      <text:p text:style-name="Standard"/>
      <text:p text:style-name="Standard"/>
      <text:p text:style-name="P5"/>
      <text:p text:style-name="Standard"><text:span text:style-name="T6">Copy and paste the heading and your response into the response box.</text:span></text:p>
      <text:p text:style-name="P7"/>
      <text:p text:style-name="P8"><text:span text:style-name="T9">Why do you want to join this scheme?</text:span></text:p>
      <text:p text:style-name="Standard"><text:bookmark-start text:name="bookmark=id.gjdgxs"/><text:bookmark-end text:name="bookmark=id.gjdgxs"/></text:p>
      <text:p text:style-name="Standard">Enter your response her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/>
      <style:text-properties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/>
      <style:text-properties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/>
      <style:text-properties fo:font-weight="bold" style:font-weight-asian="bold" fo:color="#000000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Standard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text-align="center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Subtitle" style:display-name="Subtitle" style:family="paragraph" style:parent-style-name="Normal" style:next-style-name="Standard">
      <style:paragraph-properties fo:text-align="center" fo:margin-bottom="0.0416in"/>
      <style:text-properties fo:hyphenate="false"/>
    </style:style>
    <style:style style:name="Header" style:display-name="Head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/>
    </style:style>
    <style:style style:name="T3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>Civil Service Fast Str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chenna Phillips</meta:initial-creator>
    <dc:creator>Uchenna Phillips</dc:creator>
    <meta:creation-date>2025-10-07T06:57:00Z</meta:creation-date>
    <dc:date>2025-10-07T06:57:00Z</dc:date>
    <meta:template xlink:href="Normal" xlink:type="simple"/>
    <meta:editing-cycles>2</meta:editing-cycles>
    <meta:editing-duration>PT180S</meta:editing-duration>
    <meta:document-statistic meta:page-count="2" meta:paragraph-count="1" meta:word-count="97" meta:character-count="653" meta:row-count="4" meta:non-whitespace-character-count="557"/>
  </office:meta>
</office:document-meta>
</file>